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418af" officeooo:paragraph-rsid="000418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tefato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08:34:16.105019346</meta:creation-date>
    <dc:date>2019-10-10T08:34:47.075729559</dc:date>
    <meta:editing-duration>PT31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5.1.6.2$Linux_X86_64 LibreOffice_project/10m0$Build-2</meta:generator>
  </office:meta>
</office:document-meta>
</file>